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2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align="center" fo:text-indent="0cm"/>
      <style:text-properties fo:font-size="12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.895cm" svg:height="0.747cm" svg:x="3cm" svg:y="4.253cm">
          <draw:text-box>
            <text:p text:style-name="P1"><text:span text:style-name="T1">unAPI</text:span></text:p>
          </draw:text-box>
        </draw:frame>
        <draw:custom-shape draw:style-name="gr2" draw:text-style-name="P4" draw:layer="layout" svg:width="2cm" svg:height="2cm" svg:x="1cm" svg:y="3.5cm">
          <text:p text:style-name="P3"><text:span text:style-name="T2">K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id="id5" draw:layer="layout" svg:width="2cm" svg:height="1cm" svg:x="5.5cm" svg:y="5cm">
          <text:p text:style-name="P3"><text:span text:style-name="T1">MOD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6" draw:id="id7" draw:layer="layout" svg:width="1.5cm" svg:height="1cm" svg:x="9.06cm" svg:y="7cm">
          <text:p text:style-name="P3"><text:span text:style-name="T1">CSL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1" draw:text-style-name="P2" draw:id="id8" draw:layer="layout" svg:width="1.692cm" svg:height="0.747cm" svg:x="9cm" svg:y="5.5cm">
          <draw:text-box>
            <text:p text:style-name="P1"><text:span text:style-name="T1">XSLT</text:span></text:p>
          </draw:text-box>
        </draw:frame>
        <draw:custom-shape draw:style-name="gr2" draw:text-style-name="P5" draw:id="id3" draw:layer="layout" svg:width="2cm" svg:height="1cm" svg:x="5.5cm" svg:y="2cm">
          <text:p text:style-name="P3"><text:span text:style-name="T1">ISB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draw:id="id4" draw:layer="layout" svg:width="2cm" svg:height="1cm" svg:x="5.5cm" svg:y="3.5cm">
          <text:p text:style-name="P3"><text:span text:style-name="T1">PICA+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draw:id="id2" draw:layer="layout" svg:width="2cm" svg:height="1cm" svg:x="5.5cm" svg:y="6.5cm">
          <text:p text:style-name="P3"><text:span text:style-name="T1">...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7" draw:layer="layout" draw:type="line" svg:x1="3.947cm" svg:y1="5cm" svg:x2="5.5cm" svg:y2="6.999cm" draw:start-shape="id1" draw:start-glue-point="2" draw:end-shape="id2" draw:end-glue-point="5" svg:d="m3947 5000 1553 1999">
          <text:p text:style-name="P1"/>
        </draw:connector>
        <draw:connector draw:style-name="gr3" draw:text-style-name="P7" draw:layer="layout" draw:type="line" svg:x1="3.947cm" svg:y1="4.253cm" svg:x2="5.5cm" svg:y2="2.5cm" draw:start-shape="id1" draw:start-glue-point="0" draw:end-shape="id3" svg:d="m3947 4253 1553-1753">
          <text:p text:style-name="P1"/>
        </draw:connector>
        <draw:connector draw:style-name="gr3" draw:text-style-name="P7" draw:layer="layout" draw:type="line" svg:x1="3.947cm" svg:y1="4.253cm" svg:x2="5.5cm" svg:y2="4cm" draw:start-shape="id1" draw:start-glue-point="0" draw:end-shape="id4" svg:d="m3947 4253 1553-253">
          <text:p text:style-name="P1"/>
        </draw:connector>
        <draw:connector draw:style-name="gr3" draw:text-style-name="P7" draw:layer="layout" draw:type="line" svg:x1="3.947cm" svg:y1="5cm" svg:x2="5.5cm" svg:y2="5.499cm" draw:start-shape="id1" draw:start-glue-point="2" draw:end-shape="id5" draw:end-glue-point="5" svg:d="m3947 5000 1553 499">
          <text:p text:style-name="P1"/>
        </draw:connector>
        <draw:connector draw:style-name="gr3" draw:text-style-name="P7" draw:layer="layout" draw:type="line" svg:x1="7.5cm" svg:y1="5.5cm" svg:x2="12cm" svg:y2="5.55cm" draw:start-shape="id5" draw:end-shape="id6" draw:end-glue-point="3" svg:d="m7500 5500 4500 50">
          <text:p text:style-name="P1"/>
        </draw:connector>
        <draw:connector draw:style-name="gr3" draw:text-style-name="P7" draw:layer="layout" draw:type="line" svg:x1="9.809cm" svg:y1="7cm" svg:x2="9.846cm" svg:y2="6.247cm" draw:start-shape="id7" draw:start-glue-point="4" draw:end-shape="id8" draw:end-glue-point="2" svg:d="m9809 7000 37-753">
          <text:p text:style-name="P1"/>
        </draw:connector>
        <draw:custom-shape draw:style-name="gr2" draw:text-style-name="P4" draw:id="id6" draw:layer="layout" svg:width="4cm" svg:height="1.5cm" svg:x="12cm" svg:y="4.8cm">
          <text:p text:style-name="P3"><text:span text:style-name="T2">beliebige</text:span></text:p>
          <text:p text:style-name="P3"><text:span text:style-name="T2">Zitierungssti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9" draw:layer="layout" svg:width="1.5cm" svg:height="1cm" svg:x="12cm" svg:y="2cm">
          <text:p text:style-name="P3"><text:span text:style-name="T2">HTML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482cm" svg:height="0.747cm" svg:x="8cm" svg:y="4cm">
          <draw:text-box>
            <text:p text:style-name="P1"><text:span text:style-name="T1">Feldauswahl</text:span></text:p>
          </draw:text-box>
        </draw:frame>
        <draw:connector draw:style-name="gr3" draw:text-style-name="P7" draw:layer="layout" draw:type="line" svg:x1="7.5cm" svg:y1="2.499cm" svg:x2="12cm" svg:y2="2.5cm" draw:start-shape="id3" draw:start-glue-point="7" draw:end-shape="id9" draw:end-glue-point="3" svg:d="m7500 2499 4500 1">
          <text:p text:style-name="P1"/>
        </draw:connector>
        <draw:custom-shape draw:style-name="gr2" draw:text-style-name="P4" draw:id="id10" draw:layer="layout" svg:width="1.5cm" svg:height="1cm" svg:x="12cm" svg:y="3.5cm">
          <text:p text:style-name="P3"><text:span text:style-name="T2">HTML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7.5cm" svg:y1="3.999cm" svg:x2="12cm" svg:y2="4cm" draw:start-shape="id4" draw:start-glue-point="7" draw:end-shape="id10" draw:end-glue-point="3" svg:d="m7500 3999 4500 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7-09T11:26:11</meta:creation-date>
    <dc:creator>Seminar VZG</dc:creator>
    <dc:date>2008-09-03T17:46:54</dc:date>
    <dc:language>de-DE</dc:language>
    <meta:editing-cycles>7</meta:editing-cycles>
    <meta:editing-duration>PT47M49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